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Pictures/2000000A000000DF000000DFB368BCD93FC69D66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41pt"/>
    </style:style>
    <style:style style:name="co2" style:family="table-column">
      <style:table-column-properties fo:break-before="auto" style:column-width="33.19pt"/>
    </style:style>
    <style:style style:name="co3" style:family="table-column">
      <style:table-column-properties fo:break-before="auto" style:column-width="22.14pt"/>
    </style:style>
    <style:style style:name="co4" style:family="table-column">
      <style:table-column-properties fo:break-before="auto" style:column-width="25.09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62.59pt"/>
    </style:style>
    <style:style style:name="co7" style:family="table-column">
      <style:table-column-properties fo:break-before="auto" style:column-width="79.85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54.85pt"/>
    </style:style>
    <style:style style:name="co10" style:family="table-column">
      <style:table-column-properties fo:break-before="auto" style:column-width="121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ength" table:style-name="ta1">
        <table:shapes>
          <draw:frame draw:z-index="0" draw:style-name="gr1" draw:text-style-name="P1" svg:width="453.51pt" svg:height="255.09pt" svg:x="47.82pt" svg:y="251.32pt">
            <loext:p draw:notify-on-update-of-ranges="plength.C1:plength.C1 plength.C2:plength.C16 plength.K1:plength.K1 plength.K2:plength.K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23pt" svg:x="556.47pt" svg:y="257.13pt">
            <loext:p draw:notify-on-update-of-ranges="plength.C2:plength.C16 plength.H1:plength.H1 plength.H2:plength.H16 plength.L1:plength.L1 plength.L2:plength.L16 plength.C2:plength.C16 plength.M1:plength.M1 plength.M2:plength.M16 plength.C2:plength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'population size'</text:p>
          </table:table-cell>
          <table:table-cell office:value-type="string" calcext:value-type="string">
            <text:p>'tmax'</text:p>
          </table:table-cell>
          <table:table-cell office:value-type="string" calcext:value-type="string">
            <text:p>program length</text:p>
          </table:table-cell>
          <table:table-cell office:value-type="string" calcext:value-type="string">
            <text:p>'pc'</text:p>
          </table:table-cell>
          <table:table-cell office:value-type="string" calcext:value-type="string">
            <text:p>'pm'</text:p>
          </table:table-cell>
          <table:table-cell office:value-type="string" calcext:value-type="string">
            <text:p>'average t'</text:p>
          </table:table-cell>
          <table:table-cell office:value-type="string" calcext:value-type="string">
            <text:p>max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min fitnes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N Best Solutions</text:p>
          </table:table-cell>
          <table:table-cell office:value-type="string" calcext:value-type="string">
            <text:p>-STD</text:p>
          </table:table-cell>
          <table:table-cell office:value-type="string" calcext:value-type="string">
            <text:p>+STD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68.861" calcext:value-type="float">
            <text:p>168.861</text:p>
          </table:table-cell>
          <table:table-cell office:value-type="float" office:value="-1" calcext:value-type="float">
            <text:p>-1</text:p>
          </table:table-cell>
          <table:table-cell office:value-type="float" office:value="-1.16" calcext:value-type="float">
            <text:p>-1.16</text:p>
          </table:table-cell>
          <table:table-cell office:value-type="float" office:value="-3" calcext:value-type="float">
            <text:p>-3</text:p>
          </table:table-cell>
          <table:table-cell office:value-type="float" office:value="0.542586" calcext:value-type="float">
            <text:p>0.542586</text:p>
          </table:table-cell>
          <table:table-cell office:value-type="float" office:value="0" calcext:value-type="float">
            <text:p>0</text:p>
          </table:table-cell>
          <table:table-cell table:formula="of:=[.H2]-[.J2]" office:value-type="float" office:value="-1.702586" calcext:value-type="float">
            <text:p>-1.702586</text:p>
          </table:table-cell>
          <table:table-cell table:formula="of:=[.H2]+[.J2]" office:value-type="float" office:value="-0.617414" calcext:value-type="float">
            <text:p>-0.6174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94.751" calcext:value-type="float">
            <text:p>194.751</text:p>
          </table:table-cell>
          <table:table-cell office:value-type="float" office:value="-1" calcext:value-type="float">
            <text:p>-1</text:p>
          </table:table-cell>
          <table:table-cell office:value-type="float" office:value="-1.1" calcext:value-type="float">
            <text:p>-1.1</text:p>
          </table:table-cell>
          <table:table-cell office:value-type="float" office:value="-3" calcext:value-type="float">
            <text:p>-3</text:p>
          </table:table-cell>
          <table:table-cell office:value-type="float" office:value="0.43589" calcext:value-type="float">
            <text:p>0.43589</text:p>
          </table:table-cell>
          <table:table-cell office:value-type="float" office:value="0" calcext:value-type="float">
            <text:p>0</text:p>
          </table:table-cell>
          <table:table-cell table:formula="of:=[.H3]-[.J3]" office:value-type="float" office:value="-1.53589" calcext:value-type="float">
            <text:p>-1.53589</text:p>
          </table:table-cell>
          <table:table-cell table:formula="of:=[.H3]+[.J3]" office:value-type="float" office:value="-0.66411" calcext:value-type="float">
            <text:p>-0.6641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87.134" calcext:value-type="float">
            <text:p>487.134</text:p>
          </table:table-cell>
          <table:table-cell office:value-type="float" office:value="-1" calcext:value-type="float">
            <text:p>-1</text:p>
          </table:table-cell>
          <table:table-cell office:value-type="float" office:value="-1.02" calcext:value-type="float">
            <text:p>-1.02</text:p>
          </table:table-cell>
          <table:table-cell office:value-type="float" office:value="-3" calcext:value-type="float">
            <text:p>-3</text:p>
          </table:table-cell>
          <table:table-cell office:value-type="float" office:value="0.198997" calcext:value-type="float">
            <text:p>0.198997</text:p>
          </table:table-cell>
          <table:table-cell office:value-type="float" office:value="0" calcext:value-type="float">
            <text:p>0</text:p>
          </table:table-cell>
          <table:table-cell table:formula="of:=[.H4]-[.J4]" office:value-type="float" office:value="-1.218997" calcext:value-type="float">
            <text:p>-1.218997</text:p>
          </table:table-cell>
          <table:table-cell table:formula="of:=[.H4]+[.J4]" office:value-type="float" office:value="-0.821003" calcext:value-type="float">
            <text:p>-0.82100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79.336" calcext:value-type="float">
            <text:p>579.336</text:p>
          </table:table-cell>
          <table:table-cell office:value-type="float" office:value="-1" calcext:value-type="float">
            <text:p>-1</text:p>
          </table:table-cell>
          <table:table-cell office:value-type="float" office:value="-1.01" calcext:value-type="float">
            <text:p>-1.01</text:p>
          </table:table-cell>
          <table:table-cell office:value-type="float" office:value="-2" calcext:value-type="float">
            <text:p>-2</text:p>
          </table:table-cell>
          <table:table-cell office:value-type="float" office:value="0.0994987" calcext:value-type="float">
            <text:p>0.0994987</text:p>
          </table:table-cell>
          <table:table-cell office:value-type="float" office:value="0" calcext:value-type="float">
            <text:p>0</text:p>
          </table:table-cell>
          <table:table-cell table:formula="of:=[.H5]-[.J5]" office:value-type="float" office:value="-1.1094987" calcext:value-type="float">
            <text:p>-1.1094987</text:p>
          </table:table-cell>
          <table:table-cell table:formula="of:=[.H5]+[.J5]" office:value-type="float" office:value="-0.9105013" calcext:value-type="float">
            <text:p>-0.910501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13.38" calcext:value-type="float">
            <text:p>213.38</text:p>
          </table:table-cell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-2" calcext:value-type="float">
            <text:p>-2</text:p>
          </table:table-cell>
          <table:table-cell office:value-type="float" office:value="0.276405" calcext:value-type="float">
            <text:p>0.276405</text:p>
          </table:table-cell>
          <table:table-cell office:value-type="float" office:value="7" calcext:value-type="float">
            <text:p>7</text:p>
          </table:table-cell>
          <table:table-cell table:formula="of:=[.H6]-[.J6]" office:value-type="float" office:value="-1.216405" calcext:value-type="float">
            <text:p>-1.216405</text:p>
          </table:table-cell>
          <table:table-cell table:formula="of:=[.H6]+[.J6]" office:value-type="float" office:value="-0.663595" calcext:value-type="float">
            <text:p>-0.66359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84.124" calcext:value-type="float">
            <text:p>384.124</text:p>
          </table:table-cell>
          <table:table-cell office:value-type="float" office:value="0" calcext:value-type="float">
            <text:p>0</text:p>
          </table:table-cell>
          <table:table-cell office:value-type="float" office:value="-0.92" calcext:value-type="float">
            <text:p>-0.92</text:p>
          </table:table-cell>
          <table:table-cell office:value-type="float" office:value="-2" calcext:value-type="float">
            <text:p>-2</text:p>
          </table:table-cell>
          <table:table-cell office:value-type="float" office:value="0.337046" calcext:value-type="float">
            <text:p>0.337046</text:p>
          </table:table-cell>
          <table:table-cell office:value-type="float" office:value="10" calcext:value-type="float">
            <text:p>10</text:p>
          </table:table-cell>
          <table:table-cell table:formula="of:=[.H7]-[.J7]" office:value-type="float" office:value="-1.257046" calcext:value-type="float">
            <text:p>-1.257046</text:p>
          </table:table-cell>
          <table:table-cell table:formula="of:=[.H7]+[.J7]" office:value-type="float" office:value="-0.582954" calcext:value-type="float">
            <text:p>-0.58295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33.032" calcext:value-type="float">
            <text:p>233.032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1" calcext:value-type="float">
            <text:p>-1</text:p>
          </table:table-cell>
          <table:table-cell office:value-type="float" office:value="0.414246" calcext:value-type="float">
            <text:p>0.414246</text:p>
          </table:table-cell>
          <table:table-cell office:value-type="float" office:value="22" calcext:value-type="float">
            <text:p>22</text:p>
          </table:table-cell>
          <table:table-cell table:formula="of:=[.H8]-[.J8]" office:value-type="float" office:value="-1.194246" calcext:value-type="float">
            <text:p>-1.194246</text:p>
          </table:table-cell>
          <table:table-cell table:formula="of:=[.H8]+[.J8]" office:value-type="float" office:value="-0.365754" calcext:value-type="float">
            <text:p>-0.36575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31.208" calcext:value-type="float">
            <text:p>331.208</text:p>
          </table:table-cell>
          <table:table-cell office:value-type="float" office:value="0" calcext:value-type="float">
            <text:p>0</text:p>
          </table:table-cell>
          <table:table-cell office:value-type="float" office:value="-0.82" calcext:value-type="float">
            <text:p>-0.82</text:p>
          </table:table-cell>
          <table:table-cell office:value-type="float" office:value="-2" calcext:value-type="float">
            <text:p>-2</text:p>
          </table:table-cell>
          <table:table-cell office:value-type="float" office:value="0.40939" calcext:value-type="float">
            <text:p>0.40939</text:p>
          </table:table-cell>
          <table:table-cell office:value-type="float" office:value="19" calcext:value-type="float">
            <text:p>19</text:p>
          </table:table-cell>
          <table:table-cell table:formula="of:=[.H9]-[.J9]" office:value-type="float" office:value="-1.22939" calcext:value-type="float">
            <text:p>-1.22939</text:p>
          </table:table-cell>
          <table:table-cell table:formula="of:=[.H9]+[.J9]" office:value-type="float" office:value="-0.41061" calcext:value-type="float">
            <text:p>-0.410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61.608" calcext:value-type="float">
            <text:p>261.608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2" calcext:value-type="float">
            <text:p>-2</text:p>
          </table:table-cell>
          <table:table-cell office:value-type="float" office:value="0.455522" calcext:value-type="float">
            <text:p>0.455522</text:p>
          </table:table-cell>
          <table:table-cell office:value-type="float" office:value="26" calcext:value-type="float">
            <text:p>26</text:p>
          </table:table-cell>
          <table:table-cell table:formula="of:=[.H10]-[.J10]" office:value-type="float" office:value="-1.205522" calcext:value-type="float">
            <text:p>-1.205522</text:p>
          </table:table-cell>
          <table:table-cell table:formula="of:=[.H10]+[.J10]" office:value-type="float" office:value="-0.294478" calcext:value-type="float">
            <text:p>-0.29447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12.797" calcext:value-type="float">
            <text:p>412.797</text:p>
          </table:table-cell>
          <table:table-cell office:value-type="float" office:value="0" calcext:value-type="float">
            <text:p>0</text:p>
          </table:table-cell>
          <table:table-cell office:value-type="float" office:value="-0.72" calcext:value-type="float">
            <text:p>-0.72</text:p>
          </table:table-cell>
          <table:table-cell office:value-type="float" office:value="-2" calcext:value-type="float">
            <text:p>-2</text:p>
          </table:table-cell>
          <table:table-cell office:value-type="float" office:value="0.491528" calcext:value-type="float">
            <text:p>0.491528</text:p>
          </table:table-cell>
          <table:table-cell office:value-type="float" office:value="30" calcext:value-type="float">
            <text:p>30</text:p>
          </table:table-cell>
          <table:table-cell table:formula="of:=[.H11]-[.J11]" office:value-type="float" office:value="-1.211528" calcext:value-type="float">
            <text:p>-1.211528</text:p>
          </table:table-cell>
          <table:table-cell table:formula="of:=[.H11]+[.J11]" office:value-type="float" office:value="-0.228472" calcext:value-type="float">
            <text:p>-0.22847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85.639" calcext:value-type="float">
            <text:p>485.639</text:p>
          </table:table-cell>
          <table:table-cell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  <table:table-cell office:value-type="float" office:value="-1" calcext:value-type="float">
            <text:p>-1</text:p>
          </table:table-cell>
          <table:table-cell office:value-type="float" office:value="0.443959" calcext:value-type="float">
            <text:p>0.443959</text:p>
          </table:table-cell>
          <table:table-cell office:value-type="float" office:value="27" calcext:value-type="float">
            <text:p>27</text:p>
          </table:table-cell>
          <table:table-cell table:formula="of:=[.H12]-[.J12]" office:value-type="float" office:value="-1.173959" calcext:value-type="float">
            <text:p>-1.173959</text:p>
          </table:table-cell>
          <table:table-cell table:formula="of:=[.H12]+[.J12]" office:value-type="float" office:value="-0.286041" calcext:value-type="float">
            <text:p>-0.28604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01.937" calcext:value-type="float">
            <text:p>501.937</text:p>
          </table:table-cell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  <table:table-cell office:value-type="float" office:value="-2" calcext:value-type="float">
            <text:p>-2</text:p>
          </table:table-cell>
          <table:table-cell office:value-type="float" office:value="0.52" calcext:value-type="float">
            <text:p>0.52</text:p>
          </table:table-cell>
          <table:table-cell office:value-type="float" office:value="38" calcext:value-type="float">
            <text:p>38</text:p>
          </table:table-cell>
          <table:table-cell table:formula="of:=[.H13]-[.J13]" office:value-type="float" office:value="-1.16" calcext:value-type="float">
            <text:p>-1.16</text:p>
          </table:table-cell>
          <table:table-cell table:formula="of:=[.H13]+[.J13]" office:value-type="float" office:value="-0.12" calcext:value-type="float">
            <text:p>-0.1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20.494" calcext:value-type="float">
            <text:p>420.494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  <table:table-cell office:value-type="float" office:value="-2" calcext:value-type="float">
            <text:p>-2</text:p>
          </table:table-cell>
          <table:table-cell office:value-type="float" office:value="0.532541" calcext:value-type="float">
            <text:p>0.532541</text:p>
          </table:table-cell>
          <table:table-cell office:value-type="float" office:value="44" calcext:value-type="float">
            <text:p>44</text:p>
          </table:table-cell>
          <table:table-cell table:formula="of:=[.H14]-[.J14]" office:value-type="float" office:value="-1.112541" calcext:value-type="float">
            <text:p>-1.112541</text:p>
          </table:table-cell>
          <table:table-cell table:formula="of:=[.H14]+[.J14]" office:value-type="float" office:value="-0.047459" calcext:value-type="float">
            <text:p>-0.04745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91.34" calcext:value-type="float">
            <text:p>591.34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-2" calcext:value-type="float">
            <text:p>-2</text:p>
          </table:table-cell>
          <table:table-cell office:value-type="float" office:value="0.51614" calcext:value-type="float">
            <text:p>0.51614</text:p>
          </table:table-cell>
          <table:table-cell office:value-type="float" office:value="45" calcext:value-type="float">
            <text:p>45</text:p>
          </table:table-cell>
          <table:table-cell table:formula="of:=[.H15]-[.J15]" office:value-type="float" office:value="-1.07614" calcext:value-type="float">
            <text:p>-1.07614</text:p>
          </table:table-cell>
          <table:table-cell table:formula="of:=[.H15]+[.J15]" office:value-type="float" office:value="-0.04386" calcext:value-type="float">
            <text:p>-0.0438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48.753" calcext:value-type="float">
            <text:p>548.753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  <table:table-cell office:value-type="float" office:value="-2" calcext:value-type="float">
            <text:p>-2</text:p>
          </table:table-cell>
          <table:table-cell office:value-type="float" office:value="0.519519" calcext:value-type="float">
            <text:p>0.519519</text:p>
          </table:table-cell>
          <table:table-cell office:value-type="float" office:value="50" calcext:value-type="float">
            <text:p>50</text:p>
          </table:table-cell>
          <table:table-cell table:formula="of:=[.H16]-[.J16]" office:value-type="float" office:value="-1.029519" calcext:value-type="float">
            <text:p>-1.029519</text:p>
          </table:table-cell>
          <table:table-cell table:formula="of:=[.H16]+[.J16]" office:value-type="float" office:value="0.00951899999999994" calcext:value-type="float">
            <text:p>0.009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9T17:11:11.017247420</dc:date>
    <meta:editing-duration>PT6M20S</meta:editing-duration>
    <meta:editing-cycles>1</meta:editing-cycles>
    <meta:generator>LibreOffice/5.1.4.2$Linux_X86_64 LibreOffice_project/10m0$Build-2</meta:generator>
    <meta:document-statistic meta:table-count="1" meta:cell-count="2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68BCD93FC69D66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1.373cm" svg:y="0.538cm" style:legend-expansion="custom" chartooo:width="3.82cm" chartooo:height="0.598cm" style:legend-expansion-aspect-ratio="6.38795986622074" chart:style-name="ch2"/>
        <chart:plot-area chart:style-name="ch3" table:cell-range-address="plength.C1:plength.C16 plength.K1:plength.K16" chart:data-source-has-labels="row" svg:x="1.318cm" svg:y="0.18cm" svg:width="14.362cm" svg:height="7.672cm">
          <chartooo:coordinate-region svg:x="1.966cm" svg:y="0.379cm" svg:width="13.514cm" svg:height="6.826cm"/>
          <chart:axis chart:dimension="x" chart:name="primary-x" chart:style-name="ch4">
            <chart:title svg:x="7.317cm" svg:y="8.033cm" chart:style-name="ch5">
              <text:p>Program Length</text:p>
            </chart:title>
            <chart:grid chart:style-name="ch6" chart:class="major"/>
          </chart:axis>
          <chart:axis chart:dimension="y" chart:name="primary-y" chart:style-name="ch4">
            <chart:title svg:x="0.451cm" svg:y="5.859cm" chart:style-name="ch7">
              <text:p>Number of Best Solutions</text:p>
            </chart:title>
            <chart:grid chart:style-name="ch6" chart:class="major"/>
          </chart:axis>
          <chart:series chart:style-name="ch8" chart:values-cell-range-address="plength.K2:plength.K16" chart:label-cell-address="plength.K1:plength.K1" chart:class="chart:scatter">
            <chart:domain table:cell-range-address="plength.C2:plength.C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 Best Solutions</text:p>
                <draw:g>
                  <svg:desc>plength.K1:plength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plength.C2:plength.C16</svg:desc>
                </draw:g>
              </table:table-cell>
              <table:table-cell office:value-type="float" office:value="0">
                <text:p>0</text:p>
                <draw:g>
                  <svg:desc>plength.K2:plength.K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legend svg:x="11.422cm" svg:y="5.75cm" style:legend-expansion="custom" chartooo:width="3.819cm" chartooo:height="1.677cm" style:legend-expansion-aspect-ratio="2.27728085867621" chart:style-name="ch2"/>
        <chart:plot-area chart:style-name="ch3" table:cell-range-address="plength.C2:plength.C16 plength.H1:plength.H16 plength.L1:plength.M16" chart:data-source-has-labels="row" svg:x="1.317cm" svg:y="0.18cm" svg:width="14.36cm" svg:height="7.677cm">
          <chartooo:coordinate-region svg:x="2.19cm" svg:y="0.379cm" svg:width="13.288cm" svg:height="7.279cm"/>
          <chart:axis chart:dimension="x" chart:name="primary-x" chart:style-name="ch4">
            <chart:title svg:x="7.315cm" svg:y="8.038cm" chart:style-name="ch5">
              <text:p>Program Length</text:p>
            </chart:title>
            <chart:grid chart:style-name="ch6" chart:class="major"/>
          </chart:axis>
          <chart:axis chart:dimension="y" chart:name="primary-y" chart:style-name="ch7">
            <chart:title svg:x="0.451cm" svg:y="4.585cm" chart:style-name="ch8">
              <text:p>Fitness</text:p>
            </chart:title>
            <chart:grid chart:style-name="ch6" chart:class="major"/>
          </chart:axis>
          <chart:series chart:style-name="ch9" chart:values-cell-range-address="plength.H2:plength.H16" chart:label-cell-address="plength.H1:plength.H1" chart:class="chart:scatter">
            <chart:domain table:cell-range-address="plength.C2:plength.C16"/>
            <chart:data-point chart:repeated="15"/>
          </chart:series>
          <chart:series chart:style-name="ch10" chart:values-cell-range-address="plength.L2:plength.L16" chart:label-cell-address="plength.L1:plength.L1" chart:class="chart:scatter">
            <chart:data-point chart:repeated="15"/>
          </chart:series>
          <chart:series chart:style-name="ch10" chart:values-cell-range-address="plength.M2:plength.M16" chart:label-cell-address="plength.M1:plength.M1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erage fitness</text:p>
                <draw:g>
                  <svg:desc>plength.H1:plength.H1</svg:desc>
                </draw:g>
              </table:table-cell>
              <table:table-cell office:value-type="string">
                <text:p>-STD</text:p>
                <draw:g>
                  <svg:desc>plength.L1:plength.L1</svg:desc>
                </draw:g>
              </table:table-cell>
              <table:table-cell office:value-type="string">
                <text:p>+STD</text:p>
                <draw:g>
                  <svg:desc>plength.M1:plength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plength.C2:plength.C16</svg:desc>
                </draw:g>
              </table:table-cell>
              <table:table-cell office:value-type="float" office:value="-1.16">
                <text:p>-1.16</text:p>
                <draw:g>
                  <svg:desc>plength.H2:plength.H16</svg:desc>
                </draw:g>
              </table:table-cell>
              <table:table-cell office:value-type="float" office:value="-1.702586">
                <text:p>-1.702586</text:p>
                <draw:g>
                  <svg:desc>plength.L2:plength.L16</svg:desc>
                </draw:g>
              </table:table-cell>
              <table:table-cell office:value-type="float" office:value="-0.617414">
                <text:p>-0.617414</text:p>
                <draw:g>
                  <svg:desc>plength.M2:plength.M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1.1">
                <text:p>-1.1</text:p>
              </table:table-cell>
              <table:table-cell office:value-type="float" office:value="-1.53589">
                <text:p>-1.53589</text:p>
              </table:table-cell>
              <table:table-cell office:value-type="float" office:value="-0.66411">
                <text:p>-0.66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-1.02">
                <text:p>-1.02</text:p>
              </table:table-cell>
              <table:table-cell office:value-type="float" office:value="-1.218997">
                <text:p>-1.218997</text:p>
              </table:table-cell>
              <table:table-cell office:value-type="float" office:value="-0.821003">
                <text:p>-0.821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1.01">
                <text:p>-1.01</text:p>
              </table:table-cell>
              <table:table-cell office:value-type="float" office:value="-1.1094987">
                <text:p>-1.1094987</text:p>
              </table:table-cell>
              <table:table-cell office:value-type="float" office:value="-0.9105013">
                <text:p>-0.9105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0.94">
                <text:p>-0.94</text:p>
              </table:table-cell>
              <table:table-cell office:value-type="float" office:value="-1.216405">
                <text:p>-1.216405</text:p>
              </table:table-cell>
              <table:table-cell office:value-type="float" office:value="-0.663595">
                <text:p>-0.663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0.92">
                <text:p>-0.92</text:p>
              </table:table-cell>
              <table:table-cell office:value-type="float" office:value="-1.257046">
                <text:p>-1.257046</text:p>
              </table:table-cell>
              <table:table-cell office:value-type="float" office:value="-0.582954">
                <text:p>-0.582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-0.78">
                <text:p>-0.78</text:p>
              </table:table-cell>
              <table:table-cell office:value-type="float" office:value="-1.194246">
                <text:p>-1.194246</text:p>
              </table:table-cell>
              <table:table-cell office:value-type="float" office:value="-0.365754">
                <text:p>-0.365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-0.82">
                <text:p>-0.82</text:p>
              </table:table-cell>
              <table:table-cell office:value-type="float" office:value="-1.22939">
                <text:p>-1.22939</text:p>
              </table:table-cell>
              <table:table-cell office:value-type="float" office:value="-0.41061">
                <text:p>-0.41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-0.75">
                <text:p>-0.75</text:p>
              </table:table-cell>
              <table:table-cell office:value-type="float" office:value="-1.205522">
                <text:p>-1.205522</text:p>
              </table:table-cell>
              <table:table-cell office:value-type="float" office:value="-0.294478">
                <text:p>-0.2944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-0.72">
                <text:p>-0.72</text:p>
              </table:table-cell>
              <table:table-cell office:value-type="float" office:value="-1.211528">
                <text:p>-1.211528</text:p>
              </table:table-cell>
              <table:table-cell office:value-type="float" office:value="-0.228472">
                <text:p>-0.228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.73">
                <text:p>-0.73</text:p>
              </table:table-cell>
              <table:table-cell office:value-type="float" office:value="-1.173959">
                <text:p>-1.173959</text:p>
              </table:table-cell>
              <table:table-cell office:value-type="float" office:value="-0.286041">
                <text:p>-0.286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-0.64">
                <text:p>-0.64</text:p>
              </table:table-cell>
              <table:table-cell office:value-type="float" office:value="-1.16">
                <text:p>-1.1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-0.58">
                <text:p>-0.58</text:p>
              </table:table-cell>
              <table:table-cell office:value-type="float" office:value="-1.112541">
                <text:p>-1.112541</text:p>
              </table:table-cell>
              <table:table-cell office:value-type="float" office:value="-0.047459">
                <text:p>-0.047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-0.56">
                <text:p>-0.56</text:p>
              </table:table-cell>
              <table:table-cell office:value-type="float" office:value="-1.07614">
                <text:p>-1.07614</text:p>
              </table:table-cell>
              <table:table-cell office:value-type="float" office:value="-0.04386">
                <text:p>-0.04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-0.51">
                <text:p>-0.51</text:p>
              </table:table-cell>
              <table:table-cell office:value-type="float" office:value="-1.029519">
                <text:p>-1.029519</text:p>
              </table:table-cell>
              <table:table-cell office:value-type="float" office:value="0.00951899999999994">
                <text:p>0.00951899999999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